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un-results" table:style-name="ta1">
        <table:shapes>
          <draw:frame draw:z-index="0" draw:style-name="gr1" draw:text-style-name="P1" svg:width="6.2988in" svg:height="3.5429in" svg:x="1.5839in" svg:y="3.8933in">
            <draw:object draw:notify-on-update-of-ranges="'run-results'.A2:'run-results'.A51 'run-results'.B2:'run-results'.B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7958" calcext:value-type="float">
            <text:p>7958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11130" calcext:value-type="float">
            <text:p>11130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14275" calcext:value-type="float">
            <text:p>14275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7853" calcext:value-type="float">
            <text:p>17853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21246" calcext:value-type="float">
            <text:p>21246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24865" calcext:value-type="float">
            <text:p>24865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28126" calcext:value-type="float">
            <text:p>28126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31921" calcext:value-type="float">
            <text:p>31921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34937" calcext:value-type="float">
            <text:p>34937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39098" calcext:value-type="float">
            <text:p>39098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43958" calcext:value-type="float">
            <text:p>43958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47153" calcext:value-type="float">
            <text:p>4715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51662" calcext:value-type="float">
            <text:p>51662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54883" calcext:value-type="float">
            <text:p>54883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59676" calcext:value-type="float">
            <text:p>59676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62215" calcext:value-type="float">
            <text:p>62215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66036" calcext:value-type="float">
            <text:p>66036</text:p>
          </table:table-cell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70072" calcext:value-type="float">
            <text:p>70072</text:p>
          </table:table-cell>
        </table:table-row>
        <table:table-row table:style-name="ro1">
          <table:table-cell office:value-type="float" office:value="10500000" calcext:value-type="float">
            <text:p>10500000</text:p>
          </table:table-cell>
          <table:table-cell office:value-type="float" office:value="73900" calcext:value-type="float">
            <text:p>73900</text:p>
          </table:table-cell>
        </table:table-row>
        <table:table-row table:style-name="ro1">
          <table:table-cell office:value-type="float" office:value="11000000" calcext:value-type="float">
            <text:p>11000000</text:p>
          </table:table-cell>
          <table:table-cell office:value-type="float" office:value="77755" calcext:value-type="float">
            <text:p>77755</text:p>
          </table:table-cell>
        </table:table-row>
        <table:table-row table:style-name="ro1">
          <table:table-cell office:value-type="float" office:value="11500000" calcext:value-type="float">
            <text:p>11500000</text:p>
          </table:table-cell>
          <table:table-cell office:value-type="float" office:value="83656" calcext:value-type="float">
            <text:p>83656</text:p>
          </table:table-cell>
        </table:table-row>
        <table:table-row table:style-name="ro1">
          <table:table-cell office:value-type="float" office:value="12000000" calcext:value-type="float">
            <text:p>12000000</text:p>
          </table:table-cell>
          <table:table-cell office:value-type="float" office:value="87000" calcext:value-type="float">
            <text:p>87000</text:p>
          </table:table-cell>
        </table:table-row>
        <table:table-row table:style-name="ro1">
          <table:table-cell office:value-type="float" office:value="12500000" calcext:value-type="float">
            <text:p>12500000</text:p>
          </table:table-cell>
          <table:table-cell office:value-type="float" office:value="92445" calcext:value-type="float">
            <text:p>92445</text:p>
          </table:table-cell>
        </table:table-row>
        <table:table-row table:style-name="ro1">
          <table:table-cell office:value-type="float" office:value="13000000" calcext:value-type="float">
            <text:p>13000000</text:p>
          </table:table-cell>
          <table:table-cell office:value-type="float" office:value="95826" calcext:value-type="float">
            <text:p>95826</text:p>
          </table:table-cell>
        </table:table-row>
        <table:table-row table:style-name="ro1">
          <table:table-cell office:value-type="float" office:value="13500000" calcext:value-type="float">
            <text:p>13500000</text:p>
          </table:table-cell>
          <table:table-cell office:value-type="float" office:value="99244" calcext:value-type="float">
            <text:p>99244</text:p>
          </table:table-cell>
        </table:table-row>
        <table:table-row table:style-name="ro1">
          <table:table-cell office:value-type="float" office:value="14000000" calcext:value-type="float">
            <text:p>14000000</text:p>
          </table:table-cell>
          <table:table-cell office:value-type="float" office:value="103481" calcext:value-type="float">
            <text:p>103481</text:p>
          </table:table-cell>
        </table:table-row>
        <table:table-row table:style-name="ro1">
          <table:table-cell office:value-type="float" office:value="14500000" calcext:value-type="float">
            <text:p>14500000</text:p>
          </table:table-cell>
          <table:table-cell office:value-type="float" office:value="108207" calcext:value-type="float">
            <text:p>108207</text:p>
          </table:table-cell>
        </table:table-row>
        <table:table-row table:style-name="ro1">
          <table:table-cell office:value-type="float" office:value="15000000" calcext:value-type="float">
            <text:p>15000000</text:p>
          </table:table-cell>
          <table:table-cell office:value-type="float" office:value="111714" calcext:value-type="float">
            <text:p>111714</text:p>
          </table:table-cell>
        </table:table-row>
        <table:table-row table:style-name="ro1">
          <table:table-cell office:value-type="float" office:value="15500000" calcext:value-type="float">
            <text:p>15500000</text:p>
          </table:table-cell>
          <table:table-cell office:value-type="float" office:value="116133" calcext:value-type="float">
            <text:p>116133</text:p>
          </table:table-cell>
        </table:table-row>
        <table:table-row table:style-name="ro1">
          <table:table-cell office:value-type="float" office:value="16000000" calcext:value-type="float">
            <text:p>16000000</text:p>
          </table:table-cell>
          <table:table-cell office:value-type="float" office:value="119517" calcext:value-type="float">
            <text:p>119517</text:p>
          </table:table-cell>
        </table:table-row>
        <table:table-row table:style-name="ro1">
          <table:table-cell office:value-type="float" office:value="16500000" calcext:value-type="float">
            <text:p>16500000</text:p>
          </table:table-cell>
          <table:table-cell office:value-type="float" office:value="123855" calcext:value-type="float">
            <text:p>123855</text:p>
          </table:table-cell>
        </table:table-row>
        <table:table-row table:style-name="ro1">
          <table:table-cell office:value-type="float" office:value="17000000" calcext:value-type="float">
            <text:p>17000000</text:p>
          </table:table-cell>
          <table:table-cell office:value-type="float" office:value="127495" calcext:value-type="float">
            <text:p>127495</text:p>
          </table:table-cell>
        </table:table-row>
        <table:table-row table:style-name="ro1">
          <table:table-cell office:value-type="float" office:value="17500000" calcext:value-type="float">
            <text:p>17500000</text:p>
          </table:table-cell>
          <table:table-cell office:value-type="float" office:value="132419" calcext:value-type="float">
            <text:p>132419</text:p>
          </table:table-cell>
        </table:table-row>
        <table:table-row table:style-name="ro1">
          <table:table-cell office:value-type="float" office:value="18000000" calcext:value-type="float">
            <text:p>18000000</text:p>
          </table:table-cell>
          <table:table-cell office:value-type="float" office:value="137236" calcext:value-type="float">
            <text:p>137236</text:p>
          </table:table-cell>
        </table:table-row>
        <table:table-row table:style-name="ro1">
          <table:table-cell office:value-type="float" office:value="18500000" calcext:value-type="float">
            <text:p>18500000</text:p>
          </table:table-cell>
          <table:table-cell office:value-type="float" office:value="141090" calcext:value-type="float">
            <text:p>141090</text:p>
          </table:table-cell>
        </table:table-row>
        <table:table-row table:style-name="ro1">
          <table:table-cell office:value-type="float" office:value="19000000" calcext:value-type="float">
            <text:p>19000000</text:p>
          </table:table-cell>
          <table:table-cell office:value-type="float" office:value="145594" calcext:value-type="float">
            <text:p>145594</text:p>
          </table:table-cell>
        </table:table-row>
        <table:table-row table:style-name="ro1">
          <table:table-cell office:value-type="float" office:value="19500000" calcext:value-type="float">
            <text:p>19500000</text:p>
          </table:table-cell>
          <table:table-cell office:value-type="float" office:value="149963" calcext:value-type="float">
            <text:p>149963</text:p>
          </table:table-cell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154263" calcext:value-type="float">
            <text:p>154263</text:p>
          </table:table-cell>
        </table:table-row>
        <table:table-row table:style-name="ro1">
          <table:table-cell office:value-type="float" office:value="20500000" calcext:value-type="float">
            <text:p>20500000</text:p>
          </table:table-cell>
          <table:table-cell office:value-type="float" office:value="158136" calcext:value-type="float">
            <text:p>158136</text:p>
          </table:table-cell>
        </table:table-row>
        <table:table-row table:style-name="ro1">
          <table:table-cell office:value-type="float" office:value="21000000" calcext:value-type="float">
            <text:p>21000000</text:p>
          </table:table-cell>
          <table:table-cell office:value-type="float" office:value="163865" calcext:value-type="float">
            <text:p>163865</text:p>
          </table:table-cell>
        </table:table-row>
        <table:table-row table:style-name="ro1">
          <table:table-cell office:value-type="float" office:value="21500000" calcext:value-type="float">
            <text:p>21500000</text:p>
          </table:table-cell>
          <table:table-cell office:value-type="float" office:value="169087" calcext:value-type="float">
            <text:p>169087</text:p>
          </table:table-cell>
        </table:table-row>
        <table:table-row table:style-name="ro1">
          <table:table-cell office:value-type="float" office:value="22000000" calcext:value-type="float">
            <text:p>22000000</text:p>
          </table:table-cell>
          <table:table-cell office:value-type="float" office:value="172439" calcext:value-type="float">
            <text:p>172439</text:p>
          </table:table-cell>
        </table:table-row>
        <table:table-row table:style-name="ro1">
          <table:table-cell office:value-type="float" office:value="22500000" calcext:value-type="float">
            <text:p>22500000</text:p>
          </table:table-cell>
          <table:table-cell office:value-type="float" office:value="178588" calcext:value-type="float">
            <text:p>178588</text:p>
          </table:table-cell>
        </table:table-row>
        <table:table-row table:style-name="ro1">
          <table:table-cell office:value-type="float" office:value="23000000" calcext:value-type="float">
            <text:p>23000000</text:p>
          </table:table-cell>
          <table:table-cell office:value-type="float" office:value="181944" calcext:value-type="float">
            <text:p>181944</text:p>
          </table:table-cell>
        </table:table-row>
        <table:table-row table:style-name="ro1">
          <table:table-cell office:value-type="float" office:value="23500000" calcext:value-type="float">
            <text:p>23500000</text:p>
          </table:table-cell>
          <table:table-cell office:value-type="float" office:value="186638" calcext:value-type="float">
            <text:p>186638</text:p>
          </table:table-cell>
        </table:table-row>
        <table:table-row table:style-name="ro1">
          <table:table-cell office:value-type="float" office:value="24000000" calcext:value-type="float">
            <text:p>24000000</text:p>
          </table:table-cell>
          <table:table-cell office:value-type="float" office:value="190528" calcext:value-type="float">
            <text:p>190528</text:p>
          </table:table-cell>
        </table:table-row>
        <table:table-row table:style-name="ro1">
          <table:table-cell office:value-type="float" office:value="24500000" calcext:value-type="float">
            <text:p>24500000</text:p>
          </table:table-cell>
          <table:table-cell office:value-type="float" office:value="193839" calcext:value-type="float">
            <text:p>193839</text:p>
          </table:table-cell>
        </table:table-row>
        <table:table-row table:style-name="ro1">
          <table:table-cell office:value-type="float" office:value="25000000" calcext:value-type="float">
            <text:p>25000000</text:p>
          </table:table-cell>
          <table:table-cell office:value-type="float" office:value="199097" calcext:value-type="float">
            <text:p>19909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0T13:21:55.264003701</dc:date>
    <meta:editing-duration>PT6M6S</meta:editing-duration>
    <meta:editing-cycles>1</meta:editing-cycles>
    <meta:document-statistic meta:table-count="1" meta:cell-count="102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3cm" svg:y="0.316cm" chart:style-name="ch2">
          <text:p>Elementos vs tiempo de ejecución</text:p>
        </chart:title>
        <chart:legend chart:legend-position="end" svg:x="13.624cm" svg:y="4.201cm" style:legend-expansion="high" chart:style-name="ch3"/>
        <chart:plot-area chart:style-name="ch4" table:cell-range-address="'run-results'.A2:'run-results'.B51" chart:data-source-has-labels="row" svg:x="1.331cm" svg:y="1.275cm" svg:width="11.973cm" svg:height="6.564cm">
          <chart:coordinate-region svg:x="2.693cm" svg:y="1.474cm" svg:width="9.868cm" svg:height="5.718cm"/>
          <chart:axis chart:dimension="x" chart:name="primary-x" chart:style-name="ch5">
            <chart:title svg:x="7.141cm" svg:y="8.019cm" chart:style-name="ch6">
              <text:p>N</text:p>
            </chart:title>
          </chart:axis>
          <chart:axis chart:dimension="y" chart:name="primary-y" chart:style-name="ch7">
            <chart:title svg:x="0.451cm" svg:y="5.011cm" chart:style-name="ch8">
              <text:p>t (ms)</text:p>
            </chart:title>
            <chart:grid chart:style-name="ch9" chart:class="major"/>
          </chart:axis>
          <chart:series chart:style-name="ch10" chart:values-cell-range-address="'run-results'.B2:'run-results'.B51" loext:label-string="n_vs_t" chart:class="chart:scatter">
            <chart:domain table:cell-range-address="'run-results'.A2:'run-results'.A51"/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_vs_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000">
                <text:p>500000</text:p>
                <draw:g>
                  <svg:desc>'run-results'.A2:'run-results'.A51</svg:desc>
                </draw:g>
              </table:table-cell>
              <table:table-cell office:value-type="float" office:value="2247">
                <text:p>2247</text:p>
                <draw:g>
                  <svg:desc>'run-results'.B2:'run-results'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5038">
                <text:p>50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000">
                <text:p>1500000</text:p>
              </table:table-cell>
              <table:table-cell office:value-type="float" office:value="7958">
                <text:p>7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000">
                <text:p>2000000</text:p>
              </table:table-cell>
              <table:table-cell office:value-type="float" office:value="11130">
                <text:p>111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000">
                <text:p>2500000</text:p>
              </table:table-cell>
              <table:table-cell office:value-type="float" office:value="14275">
                <text:p>14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000">
                <text:p>3000000</text:p>
              </table:table-cell>
              <table:table-cell office:value-type="float" office:value="17853">
                <text:p>17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000">
                <text:p>3500000</text:p>
              </table:table-cell>
              <table:table-cell office:value-type="float" office:value="21246">
                <text:p>212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000">
                <text:p>4000000</text:p>
              </table:table-cell>
              <table:table-cell office:value-type="float" office:value="24865">
                <text:p>24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000">
                <text:p>4500000</text:p>
              </table:table-cell>
              <table:table-cell office:value-type="float" office:value="28126">
                <text:p>281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0">
                <text:p>5000000</text:p>
              </table:table-cell>
              <table:table-cell office:value-type="float" office:value="31921">
                <text:p>31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000">
                <text:p>5500000</text:p>
              </table:table-cell>
              <table:table-cell office:value-type="float" office:value="34937">
                <text:p>349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000">
                <text:p>6000000</text:p>
              </table:table-cell>
              <table:table-cell office:value-type="float" office:value="39098">
                <text:p>39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000">
                <text:p>6500000</text:p>
              </table:table-cell>
              <table:table-cell office:value-type="float" office:value="43958">
                <text:p>439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000">
                <text:p>7000000</text:p>
              </table:table-cell>
              <table:table-cell office:value-type="float" office:value="47153">
                <text:p>47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000">
                <text:p>7500000</text:p>
              </table:table-cell>
              <table:table-cell office:value-type="float" office:value="51662">
                <text:p>51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000">
                <text:p>8000000</text:p>
              </table:table-cell>
              <table:table-cell office:value-type="float" office:value="54883">
                <text:p>54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000">
                <text:p>8500000</text:p>
              </table:table-cell>
              <table:table-cell office:value-type="float" office:value="59676">
                <text:p>59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000">
                <text:p>9000000</text:p>
              </table:table-cell>
              <table:table-cell office:value-type="float" office:value="62215">
                <text:p>622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000">
                <text:p>9500000</text:p>
              </table:table-cell>
              <table:table-cell office:value-type="float" office:value="66036">
                <text:p>66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00">
                <text:p>10000000</text:p>
              </table:table-cell>
              <table:table-cell office:value-type="float" office:value="70072">
                <text:p>700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00000">
                <text:p>10500000</text:p>
              </table:table-cell>
              <table:table-cell office:value-type="float" office:value="73900">
                <text:p>739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00000">
                <text:p>11000000</text:p>
              </table:table-cell>
              <table:table-cell office:value-type="float" office:value="77755">
                <text:p>777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00000">
                <text:p>11500000</text:p>
              </table:table-cell>
              <table:table-cell office:value-type="float" office:value="83656">
                <text:p>836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00000">
                <text:p>12000000</text:p>
              </table:table-cell>
              <table:table-cell office:value-type="float" office:value="87000">
                <text:p>87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00000">
                <text:p>12500000</text:p>
              </table:table-cell>
              <table:table-cell office:value-type="float" office:value="92445">
                <text:p>92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00000">
                <text:p>13000000</text:p>
              </table:table-cell>
              <table:table-cell office:value-type="float" office:value="95826">
                <text:p>958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00000">
                <text:p>13500000</text:p>
              </table:table-cell>
              <table:table-cell office:value-type="float" office:value="99244">
                <text:p>992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00000">
                <text:p>14000000</text:p>
              </table:table-cell>
              <table:table-cell office:value-type="float" office:value="103481">
                <text:p>1034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00000">
                <text:p>14500000</text:p>
              </table:table-cell>
              <table:table-cell office:value-type="float" office:value="108207">
                <text:p>1082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00000">
                <text:p>15000000</text:p>
              </table:table-cell>
              <table:table-cell office:value-type="float" office:value="111714">
                <text:p>1117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00000">
                <text:p>15500000</text:p>
              </table:table-cell>
              <table:table-cell office:value-type="float" office:value="116133">
                <text:p>1161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00000">
                <text:p>16000000</text:p>
              </table:table-cell>
              <table:table-cell office:value-type="float" office:value="119517">
                <text:p>11951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00000">
                <text:p>16500000</text:p>
              </table:table-cell>
              <table:table-cell office:value-type="float" office:value="123855">
                <text:p>1238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00000">
                <text:p>17000000</text:p>
              </table:table-cell>
              <table:table-cell office:value-type="float" office:value="127495">
                <text:p>127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00000">
                <text:p>17500000</text:p>
              </table:table-cell>
              <table:table-cell office:value-type="float" office:value="132419">
                <text:p>1324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00000">
                <text:p>18000000</text:p>
              </table:table-cell>
              <table:table-cell office:value-type="float" office:value="137236">
                <text:p>137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00000">
                <text:p>18500000</text:p>
              </table:table-cell>
              <table:table-cell office:value-type="float" office:value="141090">
                <text:p>1410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00000">
                <text:p>19000000</text:p>
              </table:table-cell>
              <table:table-cell office:value-type="float" office:value="145594">
                <text:p>1455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00000">
                <text:p>19500000</text:p>
              </table:table-cell>
              <table:table-cell office:value-type="float" office:value="149963">
                <text:p>1499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00000">
                <text:p>20000000</text:p>
              </table:table-cell>
              <table:table-cell office:value-type="float" office:value="154263">
                <text:p>1542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00000">
                <text:p>20500000</text:p>
              </table:table-cell>
              <table:table-cell office:value-type="float" office:value="158136">
                <text:p>1581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00000">
                <text:p>21000000</text:p>
              </table:table-cell>
              <table:table-cell office:value-type="float" office:value="163865">
                <text:p>163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00000">
                <text:p>21500000</text:p>
              </table:table-cell>
              <table:table-cell office:value-type="float" office:value="169087">
                <text:p>169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00000">
                <text:p>22000000</text:p>
              </table:table-cell>
              <table:table-cell office:value-type="float" office:value="172439">
                <text:p>1724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00000">
                <text:p>22500000</text:p>
              </table:table-cell>
              <table:table-cell office:value-type="float" office:value="178588">
                <text:p>1785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00000">
                <text:p>23000000</text:p>
              </table:table-cell>
              <table:table-cell office:value-type="float" office:value="181944">
                <text:p>181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00000">
                <text:p>23500000</text:p>
              </table:table-cell>
              <table:table-cell office:value-type="float" office:value="186638">
                <text:p>18663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00000">
                <text:p>24000000</text:p>
              </table:table-cell>
              <table:table-cell office:value-type="float" office:value="190528">
                <text:p>1905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00000">
                <text:p>24500000</text:p>
              </table:table-cell>
              <table:table-cell office:value-type="float" office:value="193839">
                <text:p>193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00000">
                <text:p>25000000</text:p>
              </table:table-cell>
              <table:table-cell office:value-type="float" office:value="199097">
                <text:p>1990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